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7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7"/>
    <style:style style:name="ce3" style:family="table-cell" style:parent-style-name="Default" style:data-style-name="N117">
      <style:text-properties style:font-name="Arial" style:font-name-asian="DejaVu Sans" style:font-name-complex="Lucida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number-columns-repeated="9" table:default-cell-style-name="ce2"/>
        <table:table-column table:style-name="co1" table:default-cell-style-name="ce1"/>
        <table:table-column table:style-name="co1" table:number-columns-repeated="244" table:default-cell-style-name="ce2"/>
        <table:table-row table:style-name="ro1">
          <table:table-cell office:value-type="string">
            <text:p>blocked</text:p>
          </table:table-cell>
          <table:table-cell table:number-columns-repeated="11"/>
          <table:table-cell office:value-type="string">
            <text:p>Time</text:p>
          </table:table-cell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0.4379">
            <text:p>70.437900</text:p>
          </table:table-cell>
          <table:table-cell office:value-type="float" office:value="70.6879">
            <text:p>70.687900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ooc:=AVERAGE([.B2:.K2])" office:value-type="float" office:value="70.5629">
            <text:p>70.562900</text:p>
          </table:table-cell>
          <table:table-cell table:style-name="ce1" office:value-type="float" office:value="1">
            <text:p>1</text:p>
          </table:table-cell>
          <table:table-cell table:formula="oooc:=[.$M18]/[.M2]" office:value-type="float" office:value="0.973602558851748">
            <text:p>0.973603</text:p>
          </table:table-cell>
          <table:table-cell table:number-columns-repeated="24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8674">
            <text:p>65.867400</text:p>
          </table:table-cell>
          <table:table-cell office:value-type="float" office:value="69.7448">
            <text:p>69.744800</text:p>
          </table:table-cell>
          <table:table-cell table:number-columns-repeated="8"/>
          <table:table-cell office:value-type="float" office:value="2">
            <text:p>2</text:p>
          </table:table-cell>
          <table:table-cell table:formula="oooc:=AVERAGE([.B3:.K3])" office:value-type="float" office:value="67.8061">
            <text:p>67.806100</text:p>
          </table:table-cell>
          <table:table-cell table:style-name="ce1" office:value-type="float" office:value="2">
            <text:p>2</text:p>
          </table:table-cell>
          <table:table-cell table:formula="oooc:=[.$M18]/[.M3]" office:value-type="float" office:value="1.01318642423027">
            <text:p>1.013186</text:p>
          </table:table-cell>
          <table:table-cell>
            <draw:frame table:end-cell-address="Sheet1.S19" table:end-x="0.5209in" table:end-y="0.0874in" draw:z-index="0" draw:style-name="gr1" svg:width="3.0244in" svg:height="2.661in" svg:x="0.1634in" svg:y="0.1051in">
              <draw:object draw:notify-on-update-of-ranges="Sheet1.L2:Sheet1.L17 Sheet1.M2:Sheet1.M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.772">
            <text:p>65.772000</text:p>
          </table:table-cell>
          <table:table-cell office:value-type="float" office:value="69.5902">
            <text:p>69.590200</text:p>
          </table:table-cell>
          <table:table-cell table:number-columns-repeated="8"/>
          <table:table-cell office:value-type="float" office:value="3">
            <text:p>3</text:p>
          </table:table-cell>
          <table:table-cell table:formula="oooc:=AVERAGE([.B4:.K4])" office:value-type="float" office:value="67.6811">
            <text:p>67.681100</text:p>
          </table:table-cell>
          <table:table-cell table:style-name="ce1" office:value-type="float" office:value="3">
            <text:p>3</text:p>
          </table:table-cell>
          <table:table-cell table:formula="oooc:=[.$M18]/[.M4]" office:value-type="float" office:value="1.01505767489004">
            <text:p>1.015058</text:p>
          </table:table-cell>
          <table:table-cell table:number-columns-repeated="24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.8445">
            <text:p>65.844500</text:p>
          </table:table-cell>
          <table:table-cell office:value-type="float" office:value="65.707">
            <text:p>65.707000</text:p>
          </table:table-cell>
          <table:table-cell table:number-columns-repeated="8"/>
          <table:table-cell office:value-type="float" office:value="4">
            <text:p>4</text:p>
          </table:table-cell>
          <table:table-cell table:formula="oooc:=AVERAGE([.B5:.K5])" office:value-type="float" office:value="65.77575">
            <text:p>65.775750</text:p>
          </table:table-cell>
          <table:table-cell table:style-name="ce1" office:value-type="float" office:value="4">
            <text:p>4</text:p>
          </table:table-cell>
          <table:table-cell table:formula="oooc:=[.$M18]/[.M5]" office:value-type="float" office:value="1.0444612186102">
            <text:p>1.044461</text:p>
          </table:table-cell>
          <table:table-cell table:number-columns-repeated="24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5.8714">
            <text:p>65.871400</text:p>
          </table:table-cell>
          <table:table-cell office:value-type="float" office:value="69.6563">
            <text:p>69.656300</text:p>
          </table:table-cell>
          <table:table-cell table:number-columns-repeated="8"/>
          <table:table-cell office:value-type="float" office:value="5">
            <text:p>5</text:p>
          </table:table-cell>
          <table:table-cell table:formula="oooc:=AVERAGE([.B6:.K6])" office:value-type="float" office:value="67.76385">
            <text:p>67.763850</text:p>
          </table:table-cell>
          <table:table-cell table:style-name="ce1" office:value-type="float" office:value="5">
            <text:p>5</text:p>
          </table:table-cell>
          <table:table-cell table:formula="oooc:=[.$M18]/[.M6]" office:value-type="float" office:value="1.01381813459536">
            <text:p>1.013818</text:p>
          </table:table-cell>
          <table:table-cell table:number-columns-repeated="24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.6593">
            <text:p>65.659300</text:p>
          </table:table-cell>
          <table:table-cell office:value-type="float" office:value="65.6372">
            <text:p>65.637200</text:p>
          </table:table-cell>
          <table:table-cell table:number-columns-repeated="8"/>
          <table:table-cell office:value-type="float" office:value="6">
            <text:p>6</text:p>
          </table:table-cell>
          <table:table-cell table:formula="oooc:=AVERAGE([.B7:.K7])" office:value-type="float" office:value="65.64825">
            <text:p>65.648250</text:p>
          </table:table-cell>
          <table:table-cell table:style-name="ce1" office:value-type="float" office:value="6">
            <text:p>6</text:p>
          </table:table-cell>
          <table:table-cell table:formula="oooc:=[.$M$18]/[.M7]" office:value-type="float" office:value="1.04648973887347">
            <text:p>1.046490</text:p>
          </table:table-cell>
          <table:table-cell table:number-columns-repeated="24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.8296">
            <text:p>65.829600</text:p>
          </table:table-cell>
          <table:table-cell office:value-type="float" office:value="69.9738">
            <text:p>69.973800</text:p>
          </table:table-cell>
          <table:table-cell table:number-columns-repeated="8"/>
          <table:table-cell office:value-type="float" office:value="7">
            <text:p>7</text:p>
          </table:table-cell>
          <table:table-cell table:formula="oooc:=AVERAGE([.B8:.K8])" office:value-type="float" office:value="67.9017">
            <text:p>67.901700</text:p>
          </table:table-cell>
          <table:table-cell table:style-name="ce1" office:value-type="float" office:value="7">
            <text:p>7</text:p>
          </table:table-cell>
          <table:table-cell table:formula="oooc:=[.$M$18]/[.M8]" office:value-type="float" office:value="1.01175994120913">
            <text:p>1.011760</text:p>
          </table:table-cell>
          <table:table-cell table:number-columns-repeated="24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9.9404">
            <text:p>69.940400</text:p>
          </table:table-cell>
          <table:table-cell office:value-type="float" office:value="69.3583">
            <text:p>69.358300</text:p>
          </table:table-cell>
          <table:table-cell table:number-columns-repeated="8"/>
          <table:table-cell office:value-type="float" office:value="8">
            <text:p>8</text:p>
          </table:table-cell>
          <table:table-cell table:formula="oooc:=AVERAGE([.B9:.K9])" office:value-type="float" office:value="69.64935">
            <text:p>69.649350</text:p>
          </table:table-cell>
          <table:table-cell table:style-name="ce1" office:value-type="float" office:value="8">
            <text:p>8</text:p>
          </table:table-cell>
          <table:table-cell table:formula="oooc:=[.$M$18]/[.M9]" office:value-type="float" office:value="0.986372737146865">
            <text:p>0.986373</text:p>
          </table:table-cell>
          <table:table-cell table:number-columns-repeated="24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.9266">
            <text:p>65.926600</text:p>
          </table:table-cell>
          <table:table-cell office:value-type="float" office:value="65.6314">
            <text:p>65.631400</text:p>
          </table:table-cell>
          <table:table-cell table:number-columns-repeated="8"/>
          <table:table-cell office:value-type="float" office:value="9">
            <text:p>9</text:p>
          </table:table-cell>
          <table:table-cell table:formula="oooc:=AVERAGE([.B10:.K10])" office:value-type="float" office:value="65.779">
            <text:p>65.779000</text:p>
          </table:table-cell>
          <table:table-cell table:style-name="ce1" office:value-type="float" office:value="9">
            <text:p>9</text:p>
          </table:table-cell>
          <table:table-cell table:formula="oooc:=[.$M$18]/[.M10]" office:value-type="float" office:value="1.04440961401055">
            <text:p>1.044410</text:p>
          </table:table-cell>
          <table:table-cell table:number-columns-repeated="24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.0668">
            <text:p>70.066800</text:p>
          </table:table-cell>
          <table:table-cell office:value-type="float" office:value="69.7852">
            <text:p>69.785200</text:p>
          </table:table-cell>
          <table:table-cell table:number-columns-repeated="8"/>
          <table:table-cell office:value-type="float" office:value="10">
            <text:p>10</text:p>
          </table:table-cell>
          <table:table-cell table:formula="oooc:=AVERAGE([.B11:.K11])" office:value-type="float" office:value="69.926">
            <text:p>69.926000</text:p>
          </table:table-cell>
          <table:table-cell table:style-name="ce1" office:value-type="float" office:value="10">
            <text:p>10</text:p>
          </table:table-cell>
          <table:table-cell table:formula="oooc:=[.$M$18]/[.M11]" office:value-type="float" office:value="0.98247032577296">
            <text:p>0.982470</text:p>
          </table:table-cell>
          <table:table-cell table:number-columns-repeated="24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5.7938">
            <text:p>65.793800</text:p>
          </table:table-cell>
          <table:table-cell table:number-columns-repeated="9"/>
          <table:table-cell office:value-type="float" office:value="11">
            <text:p>11</text:p>
          </table:table-cell>
          <table:table-cell table:formula="oooc:=AVERAGE([.B12:.K12])" office:value-type="float" office:value="65.7938">
            <text:p>65.793800</text:p>
          </table:table-cell>
          <table:table-cell table:style-name="ce1" office:value-type="float" office:value="11">
            <text:p>11</text:p>
          </table:table-cell>
          <table:table-cell table:formula="oooc:=[.$M$18]/[.M12]" office:value-type="float" office:value="1.0441746790731">
            <text:p>1.044175</text:p>
          </table:table-cell>
          <table:table-cell table:number-columns-repeated="241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  <table:table-cell office:value-type="float" office:value="12">
            <text:p>12</text:p>
          </table:table-cell>
          <table:table-cell table:formula="oooc:=AVERAGE([.B13:.K13])" office:value-type="float" office:value="0">
            <text:p>#DIV/0!</text:p>
          </table:table-cell>
          <table:table-cell table:style-name="ce1" office:value-type="float" office:value="12">
            <text:p>12</text:p>
          </table:table-cell>
          <table:table-cell table:formula="oooc:=[.$M$18]/[.M13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  <table:table-cell office:value-type="float" office:value="13">
            <text:p>13</text:p>
          </table:table-cell>
          <table:table-cell table:formula="oooc:=AVERAGE([.B14:.K14])" office:value-type="float" office:value="0">
            <text:p>#DIV/0!</text:p>
          </table:table-cell>
          <table:table-cell table:style-name="ce1" office:value-type="float" office:value="13">
            <text:p>13</text:p>
          </table:table-cell>
          <table:table-cell table:formula="oooc:=[.$M$18]/[.M14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  <table:table-cell office:value-type="float" office:value="14">
            <text:p>14</text:p>
          </table:table-cell>
          <table:table-cell table:formula="oooc:=AVERAGE([.B15:.K15])" office:value-type="float" office:value="0">
            <text:p>#DIV/0!</text:p>
          </table:table-cell>
          <table:table-cell table:style-name="ce1" office:value-type="float" office:value="14">
            <text:p>14</text:p>
          </table:table-cell>
          <table:table-cell table:formula="oooc:=[.$M$18]/[.M15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15">
            <text:p>15</text:p>
          </table:table-cell>
          <table:table-cell table:number-columns-repeated="10"/>
          <table:table-cell office:value-type="float" office:value="15">
            <text:p>15</text:p>
          </table:table-cell>
          <table:table-cell table:formula="oooc:=AVERAGE([.B16:.K16])" office:value-type="float" office:value="0">
            <text:p>#DIV/0!</text:p>
          </table:table-cell>
          <table:table-cell table:style-name="ce1" office:value-type="float" office:value="15">
            <text:p>15</text:p>
          </table:table-cell>
          <table:table-cell table:formula="oooc:=[.$M$18]/[.M16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  <table:table-cell office:value-type="float" office:value="16">
            <text:p>16</text:p>
          </table:table-cell>
          <table:table-cell table:formula="oooc:=AVERAGE([.B17:.K17])" office:value-type="float" office:value="0">
            <text:p>#DIV/0!</text:p>
          </table:table-cell>
          <table:table-cell table:style-name="ce1" office:value-type="float" office:value="16">
            <text:p>16</text:p>
          </table:table-cell>
          <table:table-cell table:formula="oooc:=[.$M$18]/[.M17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string">
            <text:p>sequential</text:p>
          </table:table-cell>
          <table:table-cell office:value-type="float" office:value="70.2684">
            <text:p>70.268400</text:p>
          </table:table-cell>
          <table:table-cell office:value-type="float" office:value="66.1573">
            <text:p>66.157300</text:p>
          </table:table-cell>
          <table:table-cell office:value-type="float" office:value="70.3287">
            <text:p>70.328700</text:p>
          </table:table-cell>
          <table:table-cell office:value-type="float" office:value="66.3328">
            <text:p>66.332800</text:p>
          </table:table-cell>
          <table:table-cell office:value-type="float" office:value="70.2498">
            <text:p>70.249800</text:p>
          </table:table-cell>
          <table:table-cell office:value-type="float" office:value="66.12">
            <text:p>66.120000</text:p>
          </table:table-cell>
          <table:table-cell office:value-type="float" office:value="70.6614">
            <text:p>70.661400</text:p>
          </table:table-cell>
          <table:table-cell office:value-type="float" office:value="70.4028">
            <text:p>70.402800</text:p>
          </table:table-cell>
          <table:table-cell office:value-type="float" office:value="66.1499">
            <text:p>66.149900</text:p>
          </table:table-cell>
          <table:table-cell office:value-type="float" office:value="70.3311">
            <text:p>70.331100</text:p>
          </table:table-cell>
          <table:table-cell/>
          <table:table-cell table:formula="oooc:=AVERAGE([.B18:.K18])" office:value-type="float" office:value="68.70022">
            <text:p>68.700220</text:p>
          </table:table-cell>
          <table:table-cell table:number-columns-repeated="243"/>
        </table:table-row>
        <table:table-row table:style-name="ro2">
          <table:table-cell office:value-type="string">
            <text:p>mkl</text:p>
          </table:table-cell>
          <table:table-cell table:number-columns-repeated="11"/>
          <table:table-cell table:style-name="ce3" table:number-columns-repeated="2"/>
          <table:table-cell table:number-columns-repeated="242"/>
        </table:table-row>
        <table:table-row table:style-name="ro1">
          <table:table-cell table:number-columns-repeated="12"/>
          <table:table-cell table:style-name="ce3"/>
          <table:table-cell table:number-columns-repeated="2"/>
          <table:table-cell>
            <draw:frame table:end-cell-address="Sheet1.T42" table:end-x="0.2606in" table:end-y="0.0264in" draw:z-index="1" draw:style-name="gr1" svg:width="3.8142in" svg:height="3.6626in" svg:x="0.0024in" svg:y="0.0547in">
              <draw:object draw:notify-on-update-of-ranges="Sheet1.N2:Sheet1.N17 Sheet1.O2:Sheet1.O1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0"/>
        </table:table-row>
        <table:table-row table:style-name="ro2">
          <table:table-cell office:value-type="string">
            <text:p>summa</text:p>
          </table:table-cell>
          <table:table-cell table:number-columns-repeated="11"/>
          <table:table-cell table:style-name="ce3"/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.8762">
            <text:p>16.876200</text:p>
          </table:table-cell>
          <table:table-cell office:value-type="float" office:value="16.5994">
            <text:p>16.599400</text:p>
          </table:table-cell>
          <table:table-cell table:number-columns-repeated="8"/>
          <table:table-cell office:value-type="float" office:value="1">
            <text:p>1</text:p>
          </table:table-cell>
          <table:table-cell table:style-name="ce3" table:formula="oooc:=AVERAGE([.B22:.K22])" office:value-type="float" office:value="16.7378">
            <text:p>16.737800</text:p>
          </table:table-cell>
          <table:table-cell table:style-name="ce1" office:value-type="float" office:value="1">
            <text:p>1</text:p>
          </table:table-cell>
          <table:table-cell table:formula="oooc:=[.$M22]/[.M2]" office:value-type="float" office:value="0.237203969791491">
            <text:p>0.237204</text:p>
          </table:table-cell>
          <table:table-cell table:number-columns-repeated="24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.17112">
            <text:p>8.171120</text:p>
          </table:table-cell>
          <table:table-cell office:value-type="float" office:value="9.64124">
            <text:p>9.641240</text:p>
          </table:table-cell>
          <table:table-cell table:style-name="Default"/>
          <table:table-cell table:number-columns-repeated="7"/>
          <table:table-cell office:value-type="float" office:value="2">
            <text:p>2</text:p>
          </table:table-cell>
          <table:table-cell table:style-name="ce3" table:formula="oooc:=AVERAGE([.B23:.K23])" office:value-type="float" office:value="8.90618">
            <text:p>8.906180</text:p>
          </table:table-cell>
          <table:table-cell table:style-name="ce1" office:value-type="float" office:value="2">
            <text:p>2</text:p>
          </table:table-cell>
          <table:table-cell table:formula="oooc:=[.$M23]/[.M3]" office:value-type="float" office:value="0.131347769595951">
            <text:p>0.131348</text:p>
          </table:table-cell>
          <table:table-cell table:number-columns-repeated="24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42094">
            <text:p>4.420940</text:p>
          </table:table-cell>
          <table:table-cell office:value-type="float" office:value="4.47778">
            <text:p>4.477780</text:p>
          </table:table-cell>
          <table:table-cell table:number-columns-repeated="8"/>
          <table:table-cell office:value-type="float" office:value="3">
            <text:p>3</text:p>
          </table:table-cell>
          <table:table-cell table:style-name="ce3" table:formula="oooc:=AVERAGE([.B24:.K24])" office:value-type="float" office:value="4.44936">
            <text:p>4.449360</text:p>
          </table:table-cell>
          <table:table-cell table:style-name="ce1" office:value-type="float" office:value="3">
            <text:p>3</text:p>
          </table:table-cell>
          <table:table-cell table:formula="oooc:=[.$M24]/[.M4]" office:value-type="float" office:value="0.0657400662814286">
            <text:p>0.065740</text:p>
          </table:table-cell>
          <table:table-cell table:number-columns-repeated="24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19254">
            <text:p>3.192540</text:p>
          </table:table-cell>
          <table:table-cell office:value-type="float" office:value="3.64023">
            <text:p>3.640230</text:p>
          </table:table-cell>
          <table:table-cell table:number-columns-repeated="8"/>
          <table:table-cell office:value-type="float" office:value="4">
            <text:p>4</text:p>
          </table:table-cell>
          <table:table-cell table:style-name="ce3" table:formula="oooc:=AVERAGE([.B25:.K25])" office:value-type="float" office:value="3.416385">
            <text:p>3.416385</text:p>
          </table:table-cell>
          <table:table-cell table:style-name="ce1" office:value-type="float" office:value="4">
            <text:p>4</text:p>
          </table:table-cell>
          <table:table-cell table:formula="oooc:=[.$M25]/[.M5]" office:value-type="float" office:value="0.0519398866603574">
            <text:p>0.051940</text:p>
          </table:table-cell>
          <table:table-cell table:number-columns-repeated="24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07951">
            <text:p>3.079510</text:p>
          </table:table-cell>
          <table:table-cell office:value-type="float" office:value="3.17199">
            <text:p>3.171990</text:p>
          </table:table-cell>
          <table:table-cell table:number-columns-repeated="8"/>
          <table:table-cell office:value-type="float" office:value="5">
            <text:p>5</text:p>
          </table:table-cell>
          <table:table-cell table:style-name="ce3" table:formula="oooc:=AVERAGE([.B26:.K26])" office:value-type="float" office:value="3.12575">
            <text:p>3.125750</text:p>
          </table:table-cell>
          <table:table-cell table:style-name="ce1" office:value-type="float" office:value="5">
            <text:p>5</text:p>
          </table:table-cell>
          <table:table-cell table:formula="oooc:=[.$M26]/[.M6]" office:value-type="float" office:value="0.0461271016921264">
            <text:p>0.046127</text:p>
          </table:table-cell>
          <table:table-cell table:number-columns-repeated="24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04306">
            <text:p>3.043060</text:p>
          </table:table-cell>
          <table:table-cell office:value-type="float" office:value="2.96544">
            <text:p>2.965440</text:p>
          </table:table-cell>
          <table:table-cell table:number-columns-repeated="8"/>
          <table:table-cell office:value-type="float" office:value="6">
            <text:p>6</text:p>
          </table:table-cell>
          <table:table-cell table:style-name="ce3" table:formula="oooc:=AVERAGE([.B27:.K27])" office:value-type="float" office:value="3.00425">
            <text:p>3.004250</text:p>
          </table:table-cell>
          <table:table-cell table:style-name="ce1" office:value-type="float" office:value="6">
            <text:p>6</text:p>
          </table:table-cell>
          <table:table-cell table:formula="oooc:=[.$M27]/[.M7]" office:value-type="float" office:value="0.0457628345005389">
            <text:p>0.045763</text:p>
          </table:table-cell>
          <table:table-cell table:number-columns-repeated="241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3" table:formula="oooc:=AVERAGE([.B28:.K28])" office:value-type="float" office:value="0">
            <text:p>#DIV/0!</text:p>
          </table:table-cell>
          <table:table-cell table:style-name="ce1" office:value-type="float" office:value="7">
            <text:p>7</text:p>
          </table:table-cell>
          <table:table-cell table:formula="oooc:=[.$M28]/[.M8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  <table:table-cell office:value-type="float" office:value="8">
            <text:p>8</text:p>
          </table:table-cell>
          <table:table-cell table:style-name="ce3" table:formula="oooc:=AVERAGE([.B29:.K29])" office:value-type="float" office:value="0">
            <text:p>#DIV/0!</text:p>
          </table:table-cell>
          <table:table-cell table:style-name="ce1" office:value-type="float" office:value="8">
            <text:p>8</text:p>
          </table:table-cell>
          <table:table-cell table:formula="oooc:=[.$M29]/[.M9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3" table:formula="oooc:=AVERAGE([.B30:.K30])" office:value-type="float" office:value="0">
            <text:p>#DIV/0!</text:p>
          </table:table-cell>
          <table:table-cell table:style-name="ce1" office:value-type="float" office:value="9">
            <text:p>9</text:p>
          </table:table-cell>
          <table:table-cell table:formula="oooc:=[.$M30]/[.M10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  <table:table-cell office:value-type="float" office:value="10">
            <text:p>10</text:p>
          </table:table-cell>
          <table:table-cell table:style-name="ce3" table:formula="oooc:=AVERAGE([.B31:.K31])" office:value-type="float" office:value="0">
            <text:p>#DIV/0!</text:p>
          </table:table-cell>
          <table:table-cell table:style-name="ce1" office:value-type="float" office:value="10">
            <text:p>10</text:p>
          </table:table-cell>
          <table:table-cell table:formula="oooc:=[.$M31]/[.M11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  <table:table-cell office:value-type="float" office:value="11">
            <text:p>11</text:p>
          </table:table-cell>
          <table:table-cell table:style-name="ce3" table:formula="oooc:=AVERAGE([.B32:.K32])" office:value-type="float" office:value="0">
            <text:p>#DIV/0!</text:p>
          </table:table-cell>
          <table:table-cell table:style-name="ce1" office:value-type="float" office:value="11">
            <text:p>11</text:p>
          </table:table-cell>
          <table:table-cell table:formula="oooc:=[.$M32]/[.M12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  <table:table-cell>
            <draw:frame table:end-cell-address="Sheet1.K49" table:end-x="0.2713in" table:end-y="0.0264in" draw:z-index="2" draw:style-name="gr1" svg:width="3.0248in" svg:height="2.6579in" svg:x="0.8028in" svg:y="0.0472in">
              <draw:object draw:notify-on-update-of-ranges="Sheet1.L22:Sheet1.L37 Sheet1.M22:Sheet1.M3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 office:value-type="float" office:value="12">
            <text:p>12</text:p>
          </table:table-cell>
          <table:table-cell table:style-name="ce3" table:formula="oooc:=AVERAGE([.B33:.K33])" office:value-type="float" office:value="0">
            <text:p>#DIV/0!</text:p>
          </table:table-cell>
          <table:table-cell table:style-name="ce1" office:value-type="float" office:value="12">
            <text:p>12</text:p>
          </table:table-cell>
          <table:table-cell table:formula="oooc:=[.$M33]/[.M13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  <table:table-cell office:value-type="float" office:value="13">
            <text:p>13</text:p>
          </table:table-cell>
          <table:table-cell table:style-name="ce3" table:formula="oooc:=AVERAGE([.B34:.K34])" office:value-type="float" office:value="0">
            <text:p>#DIV/0!</text:p>
          </table:table-cell>
          <table:table-cell table:style-name="ce1" office:value-type="float" office:value="13">
            <text:p>13</text:p>
          </table:table-cell>
          <table:table-cell table:formula="oooc:=[.$M34]/[.M14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  <table:table-cell office:value-type="float" office:value="14">
            <text:p>14</text:p>
          </table:table-cell>
          <table:table-cell table:style-name="ce3" table:formula="oooc:=AVERAGE([.B35:.K35])" office:value-type="float" office:value="0">
            <text:p>#DIV/0!</text:p>
          </table:table-cell>
          <table:table-cell table:style-name="ce1" office:value-type="float" office:value="14">
            <text:p>14</text:p>
          </table:table-cell>
          <table:table-cell table:formula="oooc:=[.$M35]/[.M15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15">
            <text:p>15</text:p>
          </table:table-cell>
          <table:table-cell table:number-columns-repeated="10"/>
          <table:table-cell office:value-type="float" office:value="15">
            <text:p>15</text:p>
          </table:table-cell>
          <table:table-cell table:style-name="ce3" table:formula="oooc:=AVERAGE([.B36:.K36])" office:value-type="float" office:value="0">
            <text:p>#DIV/0!</text:p>
          </table:table-cell>
          <table:table-cell table:style-name="ce1" office:value-type="float" office:value="15">
            <text:p>15</text:p>
          </table:table-cell>
          <table:table-cell table:formula="oooc:=[.$M36]/[.M16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.61002">
            <text:p>3.610020</text:p>
          </table:table-cell>
          <table:table-cell office:value-type="float" office:value="3.61881">
            <text:p>3.618810</text:p>
          </table:table-cell>
          <table:table-cell table:number-columns-repeated="8"/>
          <table:table-cell office:value-type="float" office:value="16">
            <text:p>16</text:p>
          </table:table-cell>
          <table:table-cell table:style-name="ce3" table:formula="oooc:=AVERAGE([.B37:.K37])" office:value-type="float" office:value="3.614415">
            <text:p>3.614415</text:p>
          </table:table-cell>
          <table:table-cell table:style-name="ce1" office:value-type="float" office:value="16">
            <text:p>16</text:p>
          </table:table-cell>
          <table:table-cell table:formula="oooc:=[.$M37]/[.M17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1"/>
          <table:table-cell>
            <draw:frame table:end-cell-address="Sheet1.P60" table:end-x="0.3232in" table:end-y="0.1528in" draw:z-index="3" draw:style-name="gr1" svg:width="3.8142in" svg:height="3.6626in" svg:x="0.0654in" svg:y="0.0063in">
              <draw:object draw:notify-on-update-of-ranges="Sheet1.N22:Sheet1.N37 Sheet1.O22:Sheet1.O3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44"/>
        </table:table-row>
        <table:table-row table:style-name="ro1" table:number-rows-repeated="6549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3">04/23/2010</text:date>, <text:time>23:0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10-02-21T20:11:27</meta:creation-date>
    <dc:date>2010-04-23T23:03:11</dc:date>
    <meta:editing-cycles>61</meta:editing-cycles>
    <meta:editing-duration>P1DT0H12M3S</meta:editing-duration>
    <meta:user-defined meta:name="Info 1"/>
    <meta:user-defined meta:name="Info 2"/>
    <meta:user-defined meta:name="Info 3"/>
    <meta:user-defined meta:name="Info 4"/>
    <meta:document-statistic meta:table-count="3" meta:cell-count="21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text-properties fo:font-size="5.57459831237793pt" style:font-size-asian="5.57459831237793pt" style:font-size-complex="5.57459831237793pt"/>
    </style:style>
    <style:style style:name="ch3" style:family="chart">
      <style:text-properties fo:font-size="4.72601509094238pt" style:font-size-asian="4.72601509094238pt" style:font-size-complex="4.7260150909423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3.8593373298645pt" style:font-size-asian="3.8593373298645pt" style:font-size-complex="3.8593373298645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3.8593373298645pt" style:font-size-asian="3.8593373298645pt" style:font-size-complex="3.8593373298645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683cm" svg:height="6.76cm" chart:class="chart:bar" chart:style-name="ch1">
        <chart:title svg:x="2.864cm" svg:y="0.148cm" chart:style-name="ch2">
          <text:p>Ranger Running Times</text:p>
        </chart:title>
        <chart:subtitle svg:x="2.459cm" svg:y="0.49cm" chart:style-name="ch3">
          <text:p>3,000,000 Bodies, 3 iterations</text:p>
        </chart:subtitle>
        <chart:plot-area chart:style-name="ch4" table:cell-range-address="Sheet1.L2:Sheet1.M17" chart:data-source-has-labels="column" svg:x="0.212cm" svg:y="0.685cm" svg:width="7.312cm" svg:height="5.893cm">
          <chart:axis chart:dimension="x" chart:name="primary-x" chart:style-name="ch5">
            <chart:title svg:x="3.736cm" svg:y="6.456cm" chart:style-name="ch6">
              <text:p>Processes</text:p>
            </chart:title>
            <chart:categories table:cell-range-address="Sheet1.L2:Sheet1.L17"/>
          </chart:axis>
          <chart:axis chart:dimension="y" chart:name="primary-y" chart:style-name="ch7">
            <chart:title svg:x="0.156cm" svg:y="3.57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M2:Sheet1.M17" chart:class="chart:ba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.5629">
                <text:p>70.56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.8061">
                <text:p>67.8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.6811">
                <text:p>67.68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.77575">
                <text:p>65.775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76385">
                <text:p>67.76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.64825">
                <text:p>65.64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.9017">
                <text:p>67.9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.64935">
                <text:p>69.649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.779">
                <text:p>65.7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.926">
                <text:p>69.9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.7938">
                <text:p>65.79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7.13171911239624pt" style:font-size-asian="7.13171911239624pt" style:font-size-complex="7.13171911239624pt"/>
    </style:style>
    <style:style style:name="ch3" style:family="chart">
      <style:text-properties fo:font-size="6.0345311164856pt" style:font-size-asian="6.0345311164856pt" style:font-size-complex="6.0345311164856pt"/>
    </style:style>
    <style:style style:name="ch4" style:family="chart">
      <style:chart-properties chart:symbol-type="automatic" chart:connect-bars="false" chart:spline-order="3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4.93734359741211pt" style:font-size-asian="4.93734359741211pt" style:font-size-complex="4.93734359741211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4.93734359741211pt" style:font-size-asian="4.93734359741211pt" style:font-size-complex="4.93734359741211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689cm" svg:height="9.304cm" chart:class="chart:line" chart:style-name="ch1">
        <chart:title svg:x="4.306cm" svg:y="0.188cm" chart:style-name="ch2">
          <text:p>Speedup </text:p>
        </chart:title>
        <chart:subtitle svg:x="3.076cm" svg:y="0.69cm" chart:style-name="ch3">
          <text:p>3,000,000 Bodies, 3 iterations</text:p>
        </chart:subtitle>
        <chart:plot-area chart:style-name="ch4" table:cell-range-address="Sheet1.N2:Sheet1.O17" chart:data-source-has-labels="column" svg:x="0.291cm" svg:y="1.09cm" svg:width="9.167cm" svg:height="7.781cm">
          <chart:axis chart:dimension="x" chart:name="primary-x" chart:style-name="ch5">
            <chart:title svg:x="4.59cm" svg:y="8.681cm" chart:style-name="ch6">
              <text:p>Processes</text:p>
            </chart:title>
            <chart:categories table:cell-range-address="Sheet1.N2:Sheet1.N17"/>
          </chart:axis>
          <chart:axis chart:dimension="y" chart:name="primary-y" chart:style-name="ch7">
            <chart:title svg:x="0.216cm" svg:y="5.208cm" chart:style-name="ch8">
              <text:p>Speedup</text:p>
            </chart:title>
            <chart:grid chart:style-name="ch9" chart:class="major"/>
          </chart:axis>
          <chart:series chart:style-name="ch10" chart:values-cell-range-address="Sheet1.O2:Sheet1.O17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3602558851748">
                <text:p>0.9736025588517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318642423027">
                <text:p>1.01318642423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505767489004">
                <text:p>1.01505767489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444612186102">
                <text:p>1.0444612186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1381813459536">
                <text:p>1.01381813459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4648973887347">
                <text:p>1.04648973887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1175994120913">
                <text:p>1.011759941209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6372737146865">
                <text:p>0.9863727371468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4440961401055">
                <text:p>1.04440961401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247032577296">
                <text:p>0.98247032577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441746790731">
                <text:p>1.04417467907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text-properties fo:font-size="5.56800127029419pt" style:font-size-asian="5.56800127029419pt" style:font-size-complex="5.56800127029419pt"/>
    </style:style>
    <style:style style:name="ch3" style:family="chart">
      <style:text-properties fo:font-size="4.72042226791382pt" style:font-size-asian="4.72042226791382pt" style:font-size-complex="4.72042226791382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3.85477018356323pt" style:font-size-asian="3.85477018356323pt" style:font-size-complex="3.85477018356323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3.85477018356323pt" style:font-size-asian="3.85477018356323pt" style:font-size-complex="3.85477018356323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684cm" svg:height="6.752cm" chart:class="chart:bar" chart:style-name="ch1">
        <chart:title svg:x="2.865cm" svg:y="0.148cm" chart:style-name="ch2">
          <text:p>Ranger Running Times</text:p>
        </chart:title>
        <chart:subtitle svg:x="2.459cm" svg:y="0.49cm" chart:style-name="ch3">
          <text:p>3,000,000 Bodies, 3 iterations</text:p>
        </chart:subtitle>
        <chart:plot-area chart:style-name="ch4" table:cell-range-address="Sheet1.L22:Sheet1.M37" chart:data-source-has-labels="column" svg:x="0.212cm" svg:y="0.684cm" svg:width="7.312cm" svg:height="5.886cm">
          <chart:axis chart:dimension="x" chart:name="primary-x" chart:style-name="ch5">
            <chart:title svg:x="3.737cm" svg:y="6.449cm" chart:style-name="ch6">
              <text:p>Processes</text:p>
            </chart:title>
            <chart:categories table:cell-range-address="Sheet1.L22:Sheet1.L37"/>
          </chart:axis>
          <chart:axis chart:dimension="y" chart:name="primary-y" chart:style-name="ch7">
            <chart:title svg:x="0.157cm" svg:y="3.565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M22:Sheet1.M37" chart:class="chart:ba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7378">
                <text:p>16.73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90618">
                <text:p>8.90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4936">
                <text:p>4.44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16385">
                <text:p>3.4163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2575">
                <text:p>3.125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0425">
                <text:p>3.00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14415">
                <text:p>3.6144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7.13171911239624pt" style:font-size-asian="7.13171911239624pt" style:font-size-complex="7.13171911239624pt"/>
    </style:style>
    <style:style style:name="ch3" style:family="chart">
      <style:text-properties fo:font-size="6.0345311164856pt" style:font-size-asian="6.0345311164856pt" style:font-size-complex="6.0345311164856pt"/>
    </style:style>
    <style:style style:name="ch4" style:family="chart">
      <style:chart-properties chart:symbol-type="automatic" chart:connect-bars="false" chart:spline-order="3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4.93734359741211pt" style:font-size-asian="4.93734359741211pt" style:font-size-complex="4.93734359741211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4.93734359741211pt" style:font-size-asian="4.93734359741211pt" style:font-size-complex="4.93734359741211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689cm" svg:height="9.304cm" chart:class="chart:line" chart:style-name="ch1">
        <chart:title svg:x="4.306cm" svg:y="0.189cm" chart:style-name="ch2">
          <text:p>Speedup </text:p>
        </chart:title>
        <chart:subtitle svg:x="3.077cm" svg:y="0.69cm" chart:style-name="ch3">
          <text:p>vs. Summa</text:p>
        </chart:subtitle>
        <chart:plot-area chart:style-name="ch4" table:cell-range-address="Sheet1.N22:Sheet1.O37" chart:data-source-has-labels="column" svg:x="0.29cm" svg:y="1.089cm" svg:width="9.166cm" svg:height="7.781cm">
          <chart:axis chart:dimension="x" chart:name="primary-x" chart:style-name="ch5">
            <chart:title svg:x="4.591cm" svg:y="8.682cm" chart:style-name="ch6">
              <text:p>Processes</text:p>
            </chart:title>
            <chart:categories table:cell-range-address="Sheet1.N22:Sheet1.N37"/>
          </chart:axis>
          <chart:axis chart:dimension="y" chart:name="primary-y" chart:style-name="ch7">
            <chart:title svg:x="0.217cm" svg:y="5.208cm" chart:style-name="ch8">
              <text:p>Speedup</text:p>
            </chart:title>
            <chart:grid chart:style-name="ch9" chart:class="major"/>
          </chart:axis>
          <chart:series chart:style-name="ch10" chart:values-cell-range-address="Sheet1.O22:Sheet1.O37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7203969791491">
                <text:p>0.2372039697914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1347769595951">
                <text:p>0.131347769595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57400662814286">
                <text:p>0.06574006628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19398866603574">
                <text:p>0.0519398866603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61271016921264">
                <text:p>0.0461271016921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57628345005389">
                <text:p>0.0457628345005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